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mainTitle">
      <style:text-properties officeooo:paragraph-rsid="005aec13"/>
    </style:style>
    <style:style style:name="P2" style:family="paragraph" style:parent-style-name="blue">
      <style:paragraph-properties fo:break-before="page"/>
    </style:style>
    <style:style style:name="P3" style:family="paragraph" style:parent-style-name="blue" style:list-style-nam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text:number-lines="true" text:line-number="0" style:writing-mode="page">
        <style:tab-stops/>
      </style:paragraph-properties>
      <style:text-properties fo:color="#00ccff" style:font-name="Arial Black" fo:font-size="22pt" fo:font-style="normal" style:text-underline-style="none" style:font-size-asian="28pt" style:font-size-complex="28pt" style:text-overline-style="none" style:text-overline-color="font-color" fo:hyphenate="false" fo:hyphenation-remain-char-count="2" fo:hyphenation-push-char-count="2"/>
    </style:style>
    <style:style style:name="P4" style:family="paragraph" style:parent-style-name="blue" style:list-style-nam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text:number-lines="true" text:line-number="0" style:writing-mode="page">
        <style:tab-stops/>
      </style:paragraph-properties>
      <style:text-properties fo:color="#00ccff" style:font-name="Arial Black" fo:font-size="22pt" fo:font-style="normal" style:text-underline-style="none" style:font-size-asian="28pt" style:font-size-complex="28pt" style:text-overline-style="none" style:text-overline-color="font-color" fo:hyphenate="false" fo:hyphenation-remain-char-count="2" fo:hyphenation-push-char-count="2"/>
    </style:style>
    <style:style style:name="P5" style:family="paragraph" style:parent-style-name="blue" style:list-style-nam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text:number-lines="true" text:line-number="0" style:writing-mode="page">
        <style:tab-stops/>
      </style:paragraph-properties>
      <style:text-properties fo:color="#00ccff" style:font-name="Arial Black" fo:font-size="22pt" fo:font-style="normal" style:text-underline-style="none" style:font-size-asian="28pt" style:font-size-complex="28pt" style:text-overline-style="none" style:text-overline-color="font-color" fo:hyphenate="false" fo:hyphenation-remain-char-count="2" fo:hyphenation-push-char-count="2"/>
    </style:style>
    <style:style style:name="P6" style:family="paragraph" style:parent-style-name="text3">
      <style:text-properties officeooo:paragraph-rsid="005aec13"/>
    </style:style>
    <style:style style:name="P7" style:family="paragraph" style:parent-style-name="text3" style:list-style-name="L39">
      <style:text-properties officeooo:paragraph-rsid="005aec13"/>
    </style:style>
    <style:style style:name="P8" style:family="paragraph" style:parent-style-name="text3" style:list-style-name="L40">
      <style:text-properties officeooo:paragraph-rsid="005aec13"/>
    </style:style>
    <style:style style:name="P9" style:family="paragraph" style:parent-style-name="text3" style:list-style-name="L41">
      <style:text-properties officeooo:paragraph-rsid="005aec13"/>
    </style:style>
    <style:style style:name="P10" style:family="paragraph" style:parent-style-name="text3" style:list-style-name="L42">
      <style:text-properties officeooo:paragraph-rsid="005aec13"/>
    </style:style>
    <style:style style:name="P11" style:family="paragraph" style:parent-style-name="text3">
      <style:text-properties officeooo:paragraph-rsid="00600d1e"/>
    </style:style>
    <style:style style:name="P12" style:family="paragraph" style:parent-style-name="text3" style:list-style-name="L47">
      <style:text-properties officeooo:rsid="00600d1e" officeooo:paragraph-rsid="00600d1e"/>
    </style:style>
    <style:style style:name="P13" style:family="paragraph" style:parent-style-name="text3">
      <style:text-properties officeooo:rsid="0061b458" officeooo:paragraph-rsid="0061b458"/>
    </style:style>
    <style:style style:name="P14" style:family="paragraph" style:parent-style-name="text3" style:list-style-name="L47">
      <style:text-properties officeooo:rsid="0061b458" officeooo:paragraph-rsid="0061b458"/>
    </style:style>
    <style:style style:name="P15" style:family="paragraph" style:parent-style-name="text3" style:list-style-name="L48">
      <style:text-properties officeooo:rsid="0061b458" officeooo:paragraph-rsid="0061b458"/>
    </style:style>
    <style:style style:name="P16" style:family="paragraph" style:parent-style-name="text3" style:list-style-name="L49">
      <style:text-properties officeooo:rsid="0061b458" officeooo:paragraph-rsid="0061b458"/>
    </style:style>
    <style:style style:name="P17" style:family="paragraph" style:parent-style-name="text3" style:list-style-name="L50">
      <style:text-properties officeooo:rsid="0061b458" officeooo:paragraph-rsid="0061b458"/>
    </style:style>
    <style:style style:name="P18" style:family="paragraph" style:parent-style-name="text3" style:list-style-name="L44">
      <style:text-properties officeooo:paragraph-rsid="00600d1e"/>
    </style:style>
    <style:style style:name="P19" style:family="paragraph" style:parent-style-name="text3" style:list-style-name="L45">
      <style:text-properties officeooo:paragraph-rsid="00600d1e"/>
    </style:style>
    <style:style style:name="P20" style:family="paragraph" style:parent-style-name="text3" style:list-style-name="L46">
      <style:text-properties officeooo:paragraph-rsid="00600d1e"/>
    </style:style>
    <style:style style:name="P21" style:family="paragraph" style:parent-style-name="text3" style:list-style-name="L47">
      <style:text-properties officeooo:paragraph-rsid="00600d1e"/>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color="#00ccff" officeooo:rsid="00630a1c"/>
    </style:style>
    <style:style style:name="T4" style:family="text">
      <style:text-properties fo:color="#00ccff" officeooo:rsid="00600d1e"/>
    </style:style>
    <style:style style:name="T5" style:family="text">
      <style:text-properties fo:color="#00ccff" officeooo:rsid="005aec13"/>
    </style:style>
    <style:style style:name="T6" style:family="text">
      <style:text-properties fo:font-weight="normal" style:font-weight-asian="normal" style:font-weight-complex="normal"/>
    </style:style>
    <style:style style:name="T7" style:family="text">
      <style:text-properties officeooo:rsid="005aec13"/>
    </style:style>
    <style:style style:name="T8" style:family="text">
      <style:text-properties officeooo:rsid="00600d1e"/>
    </style:style>
    <style:style style:name="T9" style:family="text">
      <style:text-properties officeooo:rsid="00630a1c"/>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text:span text:style-name="T7">Injecteren opzuigen ontluchten desinfecteren</text:span></text:span></text:h>
      <text:h text:style-name="P3" text:outline-level="9">Injecteren, opzuigen, ontluchten, desinfecteren</text:h>
      <text:h text:style-name="P6" text:outline-level="9"><text:span text:style-name="Absatz-Standardschriftart"><text:span text:style-name="T7">Injecteren is het met behulp van een injectiespuit en injectienaald vloeistof (medicijnen) inspuiten in de huid (intracutaan), in het onderhuids bindweefsel (subcutaan), in een spier (intramusculair) of in een ader (intraveneus). Bij onderzoek naar medicijnen (vloeistoffen) wordt gezocht naar de beste manier van toedienen. Daarbij spelen zowel de werkzaamheid als het gebruiksgemak een rol.</text:span></text:span></text:h>
      <text:h text:style-name="P6" text:outline-level="9"><text:span text:style-name="Absatz-Standardschriftart"/></text:h>
      <text:h text:style-name="text2" text:outline-level="9"><text:span text:style-name="Absatz-Standardschriftart">In deze inleiding worden, naast de indicaties voor injecteren, een aantal aspecten van injecteren die voor alle injectiemethoden van toepassing zijn beschreven:</text:span></text:h>
      <text:list xml:id="list181721602587697724" text:style-name="L39">
        <text:list-item>
          <text:h text:style-name="P7" text:outline-level="9"><text:span text:style-name="Absatz-Standardschriftart"><text:span text:style-name="T7">wel of niet desinfecteren;</text:span></text:span></text:h>
        </text:list-item>
        <text:list-item>
          <text:h text:style-name="P7" text:outline-level="9"><text:span text:style-name="Absatz-Standardschriftart"><text:span text:style-name="T7">gebruik opzuignaald;</text:span></text:span></text:h>
        </text:list-item>
        <text:list-item>
          <text:h text:style-name="P7" text:outline-level="9"><text:span text:style-name="Absatz-Standardschriftart"><text:span text:style-name="T7">wel of niet ontluchten;</text:span></text:span></text:h>
        </text:list-item>
        <text:list-item>
          <text:h text:style-name="P7" text:outline-level="9"><text:span text:style-name="Absatz-Standardschriftart"><text:span text:style-name="T7">keuze van injectieplaats;</text:span></text:span></text:h>
        </text:list-item>
        <text:list-item>
          <text:h text:style-name="P7" text:outline-level="9"><text:span text:style-name="Absatz-Standardschriftart"><text:span text:style-name="T7">wel of niet aspireren (terugtrekken zuiger van de injectiespuit als controle voor juiste injectieplaats);</text:span></text:span></text:h>
        </text:list-item>
        <text:list-item>
          <text:h text:style-name="P7" text:outline-level="9"><text:span text:style-name="Absatz-Standardschriftart"><text:span text:style-name="T7">fixeren van de naald;</text:span></text:span></text:h>
        </text:list-item>
        <text:list-item>
          <text:h text:style-name="P7" text:outline-level="9"><text:span text:style-name="Absatz-Standardschriftart"><text:span text:style-name="T7">wel of niet masseren van de huid;</text:span></text:span></text:h>
        </text:list-item>
        <text:list-item>
          <text:h text:style-name="P7" text:outline-level="9"><text:span text:style-name="Absatz-Standardschriftart"><text:span text:style-name="T7">complicaties.</text:span></text:span></text:h>
        </text:list-item>
      </text:list>
      <text:h text:style-name="P6" text:outline-level="9"><text:soft-page-break/><text:span text:style-name="Absatz-Standardschriftart"><text:span text:style-name="T7">De verschillende injectiemethoden met hun specifieke aandachtspunten, het injecteren van insuline en de benodigde materialen zijn in afzonderlijke documenten beschreven.</text:span></text:span></text:h>
      <text:h text:style-name="P3" text:outline-level="9">Indicaties voor injecteren</text:h>
      <text:h text:style-name="text2" text:outline-level="9"><text:span text:style-name="Absatz-Standardschriftart">Toedienen van medicijnen per injectie is geïndiceerd wanneer:</text:span></text:h>
      <text:list xml:id="list560939859234024828" text:style-name="L40">
        <text:list-item>
          <text:h text:style-name="P8" text:outline-level="9"><text:span text:style-name="Absatz-Standardschriftart"><text:span text:style-name="T7">bepaalde stoffen niet goed worden opgenomen via de darmen of de huid;</text:span></text:span></text:h>
        </text:list-item>
        <text:list-item>
          <text:h text:style-name="P8" text:outline-level="9"><text:span text:style-name="Absatz-Standardschriftart"><text:span text:style-name="T7">de cliënt niet in staat is medicijnen op een andere manier in te nemen, bv. door bewustzijnsdaling;</text:span></text:span></text:h>
        </text:list-item>
        <text:list-item>
          <text:h text:style-name="P8" text:outline-level="9"><text:span text:style-name="Absatz-Standardschriftart"><text:span text:style-name="T7">de cliënt een aandoening heeft waardoor het niet mogelijk is medicijnen in te nemen, bv. slikproblemen;</text:span></text:span></text:h>
        </text:list-item>
        <text:list-item>
          <text:h text:style-name="P8" text:outline-level="9"><text:span text:style-name="Absatz-Standardschriftart"><text:span text:style-name="T7">medicijnen snel moeten werken, bv. wanneer een cliënt een allergische reactie heeft;</text:span></text:span></text:h>
        </text:list-item>
        <text:list-item>
          <text:h text:style-name="P8" text:outline-level="9"><text:span text:style-name="Absatz-Standardschriftart"><text:span text:style-name="T7">er een constante spiegel in het bloed nodig is van een bepaald medicijn, bv. van pijnmedicatie of van insuline.</text:span></text:span></text:h>
        </text:list-item>
      </text:list>
      <text:h text:style-name="P3" text:outline-level="9">Disposables en veilige naalden</text:h>
      <text:h text:style-name="P6" text:outline-level="9"><text:span text:style-name="Absatz-Standardschriftart"><text:span text:style-name="T7">Gebruik voor injecteren spuiten en naalden voor eenmalig gebruik (disposable).</text:span></text:span></text:h>
      <text:h text:style-name="P6" text:outline-level="9"><text:span text:style-name="Absatz-Standardschriftart"><text:span text:style-name="T7">Plaats een naald na gebruik nooit in de plastic beschermhuls terug. Werk met veilige opzuig- en injectienaalden.</text:span></text:span></text:h>
      <text:h text:style-name="blue" text:outline-level="9"><text:span text:style-name="Absatz-Standardschriftart"/></text:h>
      <text:h text:style-name="P2" text:outline-level="9"><text:span text:style-name="Absatz-Standardschriftart">Desinfecteren</text:span></text:h>
      <text:h text:style-name="P6" text:outline-level="9"><text:span text:style-name="Absatz-Standardschriftart"><text:span text:style-name="T7">Huiddesinfectie bij injecteren is over het algemeen niet nodig. Dit geldt voor alle injectiemethoden, ook voor intraveneuze injecties, veneuze bloedafname</text:span></text:span><text:span text:style-name="Absatz-Standardschriftart"><text:span text:style-name="T5">[1] </text:span></text:span><text:span text:style-name="Absatz-Standardschriftart"><text:span text:style-name="T7">en vaccinaties.</text:span></text:span><text:span text:style-name="Absatz-Standardschriftart"><text:span text:style-name="T5">[2]</text:span></text:span></text:h>
      <text:h text:style-name="blue" text:outline-level="9"><text:span text:style-name="Absatz-Standardschriftart">Desinfecteer de huid wel bij</text:span></text:h>
      <text:list xml:id="list6203483366247657724" text:style-name="L41">
        <text:list-item>
          <text:h text:style-name="P9" text:outline-level="9"><text:span text:style-name="Absatz-Standardschriftart"><text:span text:style-name="T7">het inbrengen van een infuus of subcutane (vleugel)naald.</text:span></text:span></text:h>
        </text:list-item>
        <text:list-item>
          <text:h text:style-name="P9" text:outline-level="9"><text:span text:style-name="Absatz-Standardschriftart"><text:span text:style-name="T7">Een infuusnaald en een subcutane (vleugel)naald zijn lichaamsvreemde materialen en worden meestal voor langere tijd ingebracht;</text:span></text:span></text:h>
        </text:list-item>
        <text:list-item>
          <text:h text:style-name="P9" text:outline-level="9"><text:span text:style-name="Absatz-Standardschriftart"><text:span text:style-name="T7">cliënten met een verminderde weerstand tegen infecties, vooral bij granulocytopenie (granulopathie), zoals cliënten die chemotherapie krijgen of andere afweerondrukkende medicijnen gebruiken;</text:span></text:span></text:h>
        </text:list-item>
        <text:list-item>
          <text:h text:style-name="P9" text:outline-level="9"><text:span text:style-name="Absatz-Standardschriftart"><text:span text:style-name="T7">bloedafname voor kweek.</text:span></text:span></text:h>
        </text:list-item>
      </text:list>
      <text:h text:style-name="blue" text:outline-level="9"><text:span text:style-name="Absatz-Standardschriftart">Desinfecteer de huid dan met</text:span></text:h>
      <text:list xml:id="list3592414687987919395" text:style-name="L42">
        <text:list-item>
          <text:h text:style-name="P10" text:outline-level="9"><text:span text:style-name="Absatz-Standardschriftart"><text:span text:style-name="T7">alcohol 70%, alcohol 70% heeft een totaalspectrum en werkt slechts tijdelijk;</text:span></text:span></text:h>
        </text:list-item>
        <text:list-item>
          <text:h text:style-name="P10" text:outline-level="9"><text:span text:style-name="Absatz-Standardschriftart"><text:span text:style-name="T7">chloorhexidine 0,5% opgelost in alcohol 70% (chloorhexidine alcohol 70%)</text:span></text:span></text:h>
          <text:h text:style-name="P10" text:outline-level="9"><text:span text:style-name="Absatz-Standardschriftart"><text:span text:style-name="T7">Dit heeft mogelijk een langere werking. Afgedekt met wondfolie kan de residuwerking van chloorhexidine de uitgroei van bacteriën beperken.</text:span></text:span><text:span text:style-name="Absatz-Standardschriftart"><text:span text:style-name="T5">[3]</text:span></text:span></text:h>
          <text:h text:style-name="P10" text:outline-level="9"><text:span text:style-name="Absatz-Standardschriftart"/></text:h>
        </text:list-item>
      </text:list>
      <text:h text:style-name="P2" text:outline-level="9"><text:span text:style-name="Absatz-Standardschriftart">Desinfecteer de rubberen dopjes van flacons of penvullingen met</text:span></text:h>
      <text:list xml:id="list5108719982322138769" text:style-name="L44">
        <text:list-item>
          <text:h text:style-name="P18" text:outline-level="9"><text:span text:style-name="Absatz-Standardschriftart"><text:span text:style-name="T8">alcohol 70 % als de kans bestaat dat ze met de vingers aangeraakt zijn of kunnen worden. Het dopje kan door aanraking “besmet” worden met huidflora van een ander.</text:span></text:span></text:h>
        </text:list-item>
      </text:list>
      <text:h text:style-name="P11" text:outline-level="9"><text:span text:style-name="Absatz-Standardschriftart"><text:span text:style-name="T8">Laat desinfectans altijd eerst drogen voordat de huid of de rubber dop wordt aangeprikt.</text:span></text:span></text:h>
      <text:h text:style-name="blue" text:outline-level="9"><text:span text:style-name="Absatz-Standardschriftart">Gebruik opzuignaald</text:span></text:h>
      <text:h text:style-name="P11" text:outline-level="9"><text:span text:style-name="Absatz-Standardschriftart"><text:span text:style-name="T8">Niet alle medicijnen worden geleverd in een kant-en-klare spuit. Het medicijn moet dan nog worden opgezogen met een (opzuig)naald. Uit hygiënisch oogpunt is de WIP</text:span></text:span><text:span text:style-name="Absatz-Standardschriftart"><text:span text:style-name="T4">[4] </text:span></text:span><text:span text:style-name="Absatz-Standardschriftart"><text:span text:style-name="T8">niet voor het gebruik van een opzuignaald én een injectienaald. Het overzetten van de naald is een extra risico op besmetting.</text:span></text:span></text:h>
      <text:h text:style-name="blue" text:outline-level="9"><text:span text:style-name="Absatz-Standardschriftart">Gebruik geen opzuignaald wanneer</text:span></text:h>
      <text:list xml:id="list134271035494158907" text:style-name="L45">
        <text:list-item>
          <text:h text:style-name="P19" text:outline-level="9"><text:span text:style-name="Absatz-Standardschriftart"><text:span text:style-name="T8">je medicijnen optrekt bij de cliënt (b.v. in de thuissituatie). Gebruik de injectienaald ook als opzuignaald.</text:span></text:span></text:h>
        </text:list-item>
      </text:list>
      <text:h text:style-name="blue" text:outline-level="9"><text:span text:style-name="Absatz-Standardschriftart">Gebruik wèl een opzuignaald</text:span></text:h>
      <text:list xml:id="list2567684005827583682" text:style-name="L46">
        <text:list-item>
          <text:h text:style-name="P20" text:outline-level="9"><text:span text:style-name="Absatz-Standardschriftart"><text:span text:style-name="T8">wanneer de injectievloeistof niet opgetrokken wordt in directe nabijheid van de cliënt. Zuig de vloeistof op met een opzuignaald, klik het beschermkapje met een duimbeweging over de opzuignaald, verwijder de naald van de spuit </text:span></text:span><text:soft-page-break/><text:span text:style-name="Absatz-Standardschriftart"><text:span text:style-name="T8">(bij naald zonder veiligheidsysteem met een naaldverwijderaar) en gooi de naald in de naaldenbeker. Plaats de injectienaald op de spuit en leg de spuit met naald in bakje voor transport naar de cliënt.</text:span></text:span></text:h>
        </text:list-item>
        <text:list-item>
          <text:h text:style-name="P20" text:outline-level="9"><text:span text:style-name="Absatz-Standardschriftart"><text:span text:style-name="T8">bij vloeistofafname uit een flacon/infuuszak. Gebruik iedere keer een (nieuwe) steriele opzuignaald.</text:span></text:span><text:span text:style-name="Absatz-Standardschriftart"><text:span text:style-name="T4">[5]</text:span></text:span></text:h>
        </text:list-item>
        <text:list-item>
          <text:h text:style-name="P20" text:outline-level="9"><text:span text:style-name="Absatz-Standardschriftart"><text:span text:style-name="T8">bij etsende en/of stroperige medicijnen die niet in contact mogen komen met de huid van de cliënt of pijn veroorzaken. Voorbeelden zijn cytostatica, sommige antibiotica, ijzer (CosmoFer), fenytoïne, theophylline en goudinjecties bij reuma (tauredon), Hepatitis B-vaccin.</text:span></text:span></text:h>
        </text:list-item>
      </text:list>
      <text:h text:style-name="blue" text:outline-level="9"><text:span text:style-name="Absatz-Standardschriftart">Ontluchten</text:span></text:h>
      <text:h text:style-name="P11" text:outline-level="9"><text:span text:style-name="Absatz-Standardschriftart"><text:span text:style-name="T8">Ontlucht de injectiespuit na het opzuigen van de vloeistof. Ontlucht de opzuignaald tot er een druppel vloeistof aan de punt van de opzuignaald zichtbaar wordt. Ontlucht, wanneer geen opzuignaald gebruikt wordt, de injectienaald niet. De hoeveelheid lucht die ingespoten wordt (= inhoud van de injectienaald) is verwaarloosbaar klein.</text:span></text:span><text:span text:style-name="Absatz-Standardschriftart"><text:span text:style-name="T4">[6]</text:span></text:span></text:h>
      <text:h text:style-name="blue" text:outline-level="9"><text:span text:style-name="Absatz-Standardschriftart">Luchtbel</text:span></text:h>
      <text:h text:style-name="P11" text:outline-level="9"><text:span text:style-name="Absatz-Standardschriftart"><text:span text:style-name="T8">Voor bepaalde medicijnen in kant-en-klaarspuiten geldt dat ze precies in de voorgeschreven hoeveelheid moeten worden toegediend (zoals Clexane, Heparine enz). In deze spuiten bevindt zich een luchtbel. Tijdens het inspuiten van het medicijn moet de luchtbel zich aan de kant van de zuiger bevinden. De luchtbel vult na het toedienen van de medicatie de overgebleven dode ruimte van </text:span></text:span><text:soft-page-break/><text:span text:style-name="Absatz-Standardschriftart"><text:span text:style-name="T8">de injectiespuit en -naald. De WHO stelt dat hetzelfde geldt wanneer zich een luchtbel in een voorgevulde spuit met vaccin bevindt.</text:span></text:span><text:span text:style-name="Absatz-Standardschriftart"><text:span text:style-name="T4">[6]</text:span></text:span></text:h>
      <text:h text:style-name="blue" text:outline-level="9"><text:span text:style-name="Absatz-Standardschriftart">Ontluchten vleugelnaald of kunststof canule</text:span></text:h>
      <text:h text:style-name="P11" text:outline-level="9"><text:span text:style-name="Absatz-Standardschriftart"><text:span text:style-name="T8">Zie subcutane infusie.</text:span></text:span></text:h>
      <text:h text:style-name="blue" text:outline-level="9"><text:span text:style-name="Absatz-Standardschriftart">Keuze injectieplaats</text:span></text:h>
      <text:h text:style-name="P11" text:outline-level="9"><text:span text:style-name="Absatz-Standardschriftart"><text:span text:style-name="T8">Wissel injectieplaatsen af wanneer frequent in eenzelfde gebied geïnjecteerd moet worden.</text:span></text:span></text:h>
      <text:h text:style-name="blue" text:outline-level="9"><text:span text:style-name="Absatz-Standardschriftart">Injecteer niet in</text:span></text:h>
      <text:list xml:id="list9214793731337570426" text:style-name="L47">
        <text:list-item>
          <text:h text:style-name="P21" text:outline-level="9"><text:span text:style-name="Absatz-Standardschriftart"><text:span text:style-name="T8">door vocht (oedeem) gezwollen- of trombosegebied;</text:span></text:span></text:h>
        </text:list-item>
        <text:list-item>
          <text:h text:style-name="P21" text:outline-level="9"><text:span text:style-name="Absatz-Standardschriftart"><text:span text:style-name="T8">verlamde ledematen;</text:span></text:span></text:h>
        </text:list-item>
        <text:list-item>
          <text:h text:style-name="P21" text:outline-level="9"><text:span text:style-name="Absatz-Standardschriftart"><text:span text:style-name="T8">plaatsen die hard aanvoelen;</text:span></text:span></text:h>
        </text:list-item>
        <text:list-item>
          <text:h text:style-name="P21" text:outline-level="9"><text:span text:style-name="Absatz-Standardschriftart"><text:span text:style-name="T8">plaatsen die er rood of blauw uitzien;</text:span></text:span></text:h>
        </text:list-item>
        <text:list-item>
          <text:h text:style-name="P21" text:outline-level="9"><text:span text:style-name="Absatz-Standardschriftart"><text:span text:style-name="T8">een arm of been met een infuus of shunt;</text:span></text:span></text:h>
        </text:list-item>
        <text:list-item>
          <text:h text:style-name="P12" text:outline-level="9">een te opereren gebied, of geopereerd gebied (littekenweefsel);</text:h>
        </text:list-item>
        <text:list-item>
          <text:h text:style-name="P12" text:outline-level="9">een ontstoken gebied;</text:h>
        </text:list-item>
        <text:list-item>
          <text:h text:style-name="P12" text:outline-level="9">een gebied met wondjes of eczeem;</text:h>
        </text:list-item>
        <text:list-item>
          <text:h text:style-name="P12" text:outline-level="9">het gebied rond een stoma;</text:h>
        </text:list-item>
        <text:list-item>
          <text:h text:style-name="P12" text:outline-level="9">de buurt van grote bloedvaten;</text:h>
        </text:list-item>
        <text:list-item>
          <text:h text:style-name="P14" text:outline-level="9">bestraald gebied;</text:h>
        </text:list-item>
        <text:list-item>
          <text:h text:style-name="P14" text:outline-level="9"><text:soft-page-break/>ledematen met dystrofie.</text:h>
        </text:list-item>
      </text:list>
      <text:h text:style-name="blue" text:outline-level="9">Terugtrekken zuiger injectiespuit (aspireren)</text:h>
      <text:h text:style-name="P13" text:outline-level="9">Het terugtrekken van de zuiger van de injectiespuit na injecteren (aspireren) wordt gedaan om te controleren of de injectienaald per ongeluk in een bloedvat zit. Echter, er is geen bewijs dat dit fouten bij injecteren voorkomt. Aspiratie bevestigt niet een goede plaatsbepaling van de injectie.<text:span text:style-name="T1">[7] </text:span>Keuze van de juiste injectieplaats, de juiste lengte en dikte van de naald spelen daarbij een belangrijkere rol.</text:h>
      <text:h text:style-name="P13" text:outline-level="9">Aspiratie kan zinvol zijn wanneer de bil (musculus gluteus ‘bovenste buitenste bilkwadrant’, de rugzijde) als intramusculaire injectieplaats is gekozen. Wanneer de injectieplaats onjuist wordt bepaald bestaat het risico op het aanprikken van het bloedvat wat daar loopt.<text:span text:style-name="T1">[6]</text:span></text:h>
      <text:h text:style-name="P13" text:outline-level="9"/>
      <text:h text:style-name="P13" text:outline-level="9">Gebruik in dat geval de juiste aspiratietechniek. Trek de zuiger van de injectiespuit langzaam (5-10 sec.) terug. Wanneer er bloed in de spuit verschijnt, verwijder de naald en de injectiespuit. Maak een nieuwe injectie klaar en dien deze toe op een andere plaats.<text:span text:style-name="T1">[10</text:span><text:span text:style-name="T3">]</text:span></text:h>
      <text:h text:style-name="P13" text:outline-level="9"/>
      <text:h text:style-name="P13" text:outline-level="9">Aspireer bij intraveneuze injecties om te controleren of de naald in een bloedvat zit. Meestal zie je al zonder te aspireren een beetje bloed in de conus van de spuit verschijnen.</text:h>
      <text:h text:style-name="blue" text:outline-level="9"/>
      <text:h text:style-name="P2" text:outline-level="9">Fixeren van naald en spuit bij injectie</text:h>
      <text:h text:style-name="P13" text:outline-level="9">Bij een cliënt die onrustig is of plotselinge bewegingen maakt is het van belang dat injectienaald en spuit goed gefixeerd worden tijdens de injectie.</text:h>
      <text:h text:style-name="P13" text:outline-level="9">Houd de naald tussen duim en wijsvinger van de niet-injecterende hand, op de plaats waar de naald op de spuit zit. Zorg dat de rest van deze hand stevig op de huid rust. Bij bewegingen van de cliënt beweegt de hand met daarin de naald en de spuit mee.</text:h>
      <text:h text:style-name="blue" text:outline-level="9">Masseren injectieplaats na injectie</text:h>
      <text:h text:style-name="P13" text:outline-level="9">Er blijkt nauwelijks verschil te zijn tussen de gemiddelde pijnscore bij groepen waarbij wel en waarbij niet gemasseerd werd na injectie.<text:span text:style-name="T1">[8]</text:span> Druk uitoefenen op de injectieplaats, tien seconden voor injecteren vermindert de pijn tijdens de injectie. De cliënt zoveel mogelijk helpen ontspannen vóór de injectie is echter minstens zo belangrijk voor het verminderen van angst en pijn.<text:span text:style-name="T1">[9]</text:span></text:h>
      <text:h text:style-name="blue" text:outline-level="9">Masseer nooit</text:h>
      <text:list xml:id="list3714855225433868027" text:style-name="L48">
        <text:list-item>
          <text:h text:style-name="P15" text:outline-level="9">na een intracutane injectie;</text:h>
        </text:list-item>
        <text:list-item>
          <text:h text:style-name="P15" text:outline-level="9">na het injecteren van insuline. Masseren beïnvloedt de insulineopname en maakt het werkingsprofiel van de insuline onvoorspelbaar;</text:h>
        </text:list-item>
        <text:list-item>
          <text:h text:style-name="P15" text:outline-level="9">na het injecteren van bloedverdunners (bijv. Heparine en Clexane). Masseren kan hematomen veroorzaken;</text:h>
        </text:list-item>
        <text:list-item>
          <text:h text:style-name="P15" text:outline-level="9">wanneer geïnjecteerd is met de Z-techniek (intramusculaire techniek).</text:h>
        </text:list-item>
      </text:list>
      <text:h text:style-name="P13" text:outline-level="9"><text:soft-page-break/></text:h>
      <text:h text:style-name="P13" text:outline-level="9">Als er na injectie wat bloed achterblijft veeg dit dan zachtjes weg met een gaasje of tissue.</text:h>
      <text:h text:style-name="blue" text:outline-level="9">Complicaties bij injecteren</text:h>
      <text:list xml:id="list5862736572004610411" text:style-name="L49">
        <text:list-item>
          <text:h text:style-name="P16" text:outline-level="9">Weefselnecrose door steeds op dezelfde plaats te injecteren of in niet doorbloed weefsel. Wissel injectieplaatsen af en gebruik een rotatieschema. Injecteer nooit in aangedane plaatsen (zie keuze injectieplaats).</text:h>
        </text:list-item>
        <text:list-item>
          <text:h text:style-name="P16" text:outline-level="9">Het raken vvan het onderliggende bot door een te lange naald of een verkeerde injectietechniek. Gebruik de juiste injectietechniek en houd rekening met de dikte van de huid van de cliënt en kies de juiste naaldlengte.</text:h>
        </text:list-item>
      </text:list>
      <text:h text:style-name="blue" text:outline-level="9">Bronnen</text:h>
      <text:list xml:id="list6614260941622194555" text:style-name="L50">
        <text:list-item>
          <text:h text:style-name="P17" text:outline-level="9">Safe injection techniques, Workman B, 1999, Royal College of Nursing (gezien augustus 2014).</text:h>
        </text:list-item>
        <text:list-item>
          <text:h text:style-name="P17" text:outline-level="9">Subcutaneous insulin injection techniques, King L, 2003. (gezien augustus 2014).</text:h>
        </text:list-item>
        <text:list-item>
          <text:h text:style-name="P17" text:outline-level="9">Verpleegtechnische handelingen,niveau 4, Traject V&amp;V, Thieme Meulenhof, eerste druk 2011 (gezien augustus 2014).</text:h>
        </text:list-item>
      </text:list>
      <text:h text:style-name="P13" text:outline-level="9"/>
      <text:p text:style-name="Horizontal_20_Line"/>
      <text:h text:style-name="text2" text:outline-level="9"><text:span text:style-name="T1">[1] </text:span>Werkgroep Infectiepreventie. Hygiënemaatregelen bij toediening van medicatie en vloeistoffen via injectie (ziekenhuizen), 2011. En Werkgroep Infectiepreventie. <text:soft-page-break/>Desinfectie huid en slijmvliezen (ziekenhuizen), 2008 (gewijzigd in 2011) (beide gezien 2014).</text:h>
      <text:h text:style-name="text2" text:outline-level="9"><text:span text:style-name="T1">[2] </text:span><text:span text:style-name="T2">RIVM, vaccinatietechniek</text:span>, website RIVM (gezien augustus 2014).</text:h>
      <text:h text:style-name="text2" text:outline-level="9"><text:span text:style-name="T1">[3] </text:span>Werkgroep infectiepreventie. Intraveneuze, 2004, revisie 2009 (gezien 2014).</text:h>
      <text:h text:style-name="text2" text:outline-level="9"><text:span text:style-name="T1">[4] </text:span>Uitspraak van de hygiënist van de WIP (april 2004).</text:h>
      <text:h text:style-name="text2" text:outline-level="9"><text:span text:style-name="T1">[5] </text:span>Werkgroep Infectiepreventie. Hygiënemaatregelen bij toediening van medicatie en vloeistoffen via injectie (ziekenhuizen), 2011 (gezien augustus 2014).</text:h>
      <text:h text:style-name="text2" text:outline-level="9"><text:span text:style-name="T1">[6] </text:span>Intramusculaire inspuiten: een evidence-basedprocedure, Bernadette Geeraert et al., 2010 en Are techniques used for intramuscular injection based on research evidence?, Bridget Malkin et al., 2008.</text:h>
      <text:h text:style-name="text2" text:outline-level="9"><text:span text:style-name="T1">[7] </text:span>PPT Intramusculaire inspuiting: verder kijken dan de rituelen, Bernadette Geeraert, Lesius Mechelen (gezien augustus 2014).</text:h>
      <text:h text:style-name="text2" text:outline-level="9"><text:span text:style-name="T1">[8] </text:span>PPT Intramusculaire inspuiting: verder kijken dan de rituelen, Bernadette Geeraerts, Lesius Mechelen (gezien augustusl 2014).</text:h>
      <text:h text:style-name="text2" text:outline-level="9"><text:span text:style-name="T1">[9] </text:span>Are techniques used for intramuscular injection based on research evidence?, Bridget Malkin etal., 2008.</text:h>
      <text:h text:style-name="text2" text:outline-level="9"><text:span text:style-name="T1">[10] </text:span>To aspirate or not: An integrative review of the evidence, Crawford et al., Nursing 2012, Are techniques used for intramuscular injection based on research evidence?, Nursing Times, review, 20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font-weight="normal" style:font-weight-asian="normal" style:font-weight-complex="normal"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2cm" fo:text-indent="-1.289cm" fo:margin-left="2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6:57:34.520212282</dc:date>
    <meta:editing-duration>PT9H53M1S</meta:editing-duration>
    <meta:editing-cycles>67</meta:editing-cycles>
    <meta:generator>LibreOffice/5.2.4.2$Linux_X86_64 LibreOffice_project/3d5603e1122f0f102b62521720ab13a38a4e0eb0</meta:generator>
    <meta:document-statistic meta:table-count="0" meta:image-count="0" meta:object-count="0" meta:page-count="10" meta:paragraph-count="100" meta:word-count="1540" meta:character-count="10470" meta:non-whitespace-character-count="9076"/>
  </office:meta>
</office:document-meta>
</file>